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segoe ui" svg:font-family="'segoe ui', Arial, sans-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font-weight="bold" style:font-weight-asian="bold" style:font-weight-complex="bold"/>
    </style:style>
    <style:style style:name="P4" style:family="paragraph" style:parent-style-name="Text_20_body">
      <style:paragraph-properties style:line-height-at-least="0.503cm"/>
      <style:text-properties fo:font-variant="normal" fo:text-transform="none" fo:color="#000000" style:font-name="segoe ui" fo:font-size="27pt" fo:letter-spacing="normal" fo:language="uk" fo:country="UA" fo:font-style="normal" fo:font-weight="normal"/>
    </style:style>
    <style:style style:name="P5" style:family="paragraph" style:parent-style-name="Heading_20_1">
      <style:paragraph-properties style:line-height-at-least="0.503cm"/>
      <style:text-properties fo:font-variant="normal" fo:text-transform="none" fo:color="#000000" style:font-name="segoe ui" fo:font-size="27pt" fo:letter-spacing="normal" fo:font-style="normal" fo:font-weight="normal"/>
    </style:style>
    <style:style style:name="P6" style:family="paragraph" style:parent-style-name="Heading_20_1">
      <style:paragraph-properties style:line-height-at-least="0.503cm"/>
      <style:text-properties fo:font-variant="normal" fo:text-transform="none" fo:color="#000000" style:font-name="Consolas" fo:font-size="10.5pt" fo:letter-spacing="normal" fo:font-style="normal" fo:font-weight="normal" fo:background-color="#ffffff"/>
    </style:style>
    <style:style style:name="P7" style:family="paragraph" style:parent-style-name="Heading_20_1">
      <style:paragraph-properties style:line-height-at-least="0.503cm"/>
      <style:text-properties fo:font-variant="normal" fo:text-transform="none" fo:color="#666666" style:font-name="Consolas" fo:font-size="10.5pt" fo:letter-spacing="normal" fo:language="uk" fo:country="UA" fo:font-style="normal" fo:font-weight="normal" fo:background-color="#ffffff"/>
    </style:style>
    <style:style style:name="P8" style:family="paragraph" style:parent-style-name="Heading_20_2">
      <style:paragraph-properties style:line-height-at-least="0.503cm"/>
      <style:text-properties fo:font-variant="normal" fo:text-transform="none" fo:color="#000000" style:font-name="Consolas" fo:font-size="10.5pt" fo:letter-spacing="normal" fo:font-style="normal" fo:font-weight="normal" fo:background-color="#ffffff"/>
    </style:style>
    <style:style style:name="P9" style:family="paragraph" style:parent-style-name="Heading_20_3">
      <style:paragraph-properties style:line-height-at-least="0.503cm"/>
      <style:text-properties fo:font-variant="normal" fo:text-transform="none" fo:color="#000000" style:font-name="Consolas" fo:font-size="10.5pt" fo:letter-spacing="normal" fo:font-style="normal" fo:font-weight="normal" fo:background-color="#ffffff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11" style:family="paragraph" style:parent-style-name="Standard">
      <style:paragraph-properties style:line-height-at-least="0.503cm"/>
      <style:text-properties fo:font-weight="bold" style:font-weight-asian="bold" style:font-weight-complex="bold"/>
    </style:style>
    <style:style style:name="P12" style:family="paragraph" style:parent-style-name="Standard">
      <style:paragraph-properties style:line-height-at-least="0.503cm"/>
    </style:style>
    <style:style style:name="T1" style:family="text">
      <style:text-properties style:font-name="Consolas" fo:font-size="10.5pt" fo:background-color="#ffffff"/>
    </style:style>
    <style:style style:name="T2" style:family="text">
      <style:text-properties fo:color="#000000" style:font-name="Consolas" fo:font-size="10.5pt" fo:font-weight="normal" fo:background-color="#ffffff"/>
    </style:style>
    <style:style style:name="T3" style:family="text">
      <style:text-properties fo:color="#000000" style:font-name="Consolas" fo:font-size="10.5pt" fo:background-color="#ffffff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Как сделать цветную горизонтальную линию</text:h>
      <text:p text:style-name="P4"><text:a xlink:type="simple" xlink:href="http://htmlbook.ru/faq/kak-sdelat-tsvetnuyu-gorizontalnuyu-liniyu" text:style-name="Internet_20_link" text:visited-style-name="Visited_20_Internet_20_Link"><text:span text:style-name="T1">http://htmlbook.ru/faq/kak-sdelat-tsvetnuyu-gorizontalnuyu-liniyu</text:span></text:a><text:span text:style-name="T1"> </text:span></text:p>
      <text:h text:style-name="P6" text:outline-level="1"/>
      <text:h text:style-name="P5" text:outline-level="1"><text:span text:style-name="T1">К</text:span><text:span text:style-name="T1">ак сделать - всплывающее меню при наведении</text:span></text:h>
      <text:p text:style-name="P1"><text:a xlink:type="simple" xlink:href="https://html5css.ru/howto/howto_css_dropdown.php" text:style-name="Internet_20_link" text:visited-style-name="Visited_20_Internet_20_Link">https://html5css.ru/howto/howto_css_dropdown.php</text:a><text:span text:style-name="T2"> </text:span></text:p>
      <text:p text:style-name="P2"/>
      <text:p text:style-name="P1"><text:span text:style-name="T2"/></text:p>
      <text:p text:style-name="P2"/>
      <text:p text:style-name="P2"/>
      <text:h text:style-name="P8" text:outline-level="2">Анимация с подчёркивающей линией</text:h>
      <text:p text:style-name="P1"><text:a xlink:type="simple" xlink:href="https://inter-net.pro/css/effekt-podchjorkivaniya" text:style-name="Internet_20_link" text:visited-style-name="Visited_20_Internet_20_Link">https://inter-net.pro/css/effekt-podchjorkivaniya</text:a><text:span text:style-name="T2"> </text:span></text:p>
      <text:p text:style-name="P2"/>
      <text:p text:style-name="P2"/>
      <text:p text:style-name="P2"/>
      <text:h text:style-name="P9" text:outline-level="3"><text:bookmark text:name="sites-page-title"/><text:bookmark text:name="sites-page-title-header"/>Анімація на CSS3 - зміна кольорів</text:h>
      <text:p text:style-name="P3"><text:a xlink:type="simple" xlink:href="https://sites.google.com/site/newsitukraine/html-css---cikavi-pitanna/animacia-na-css3---zmina-koloriv" text:style-name="Internet_20_link" text:visited-style-name="Visited_20_Internet_20_Link">https://sites.google.com/site/newsitukraine/html-css---cikavi-pitanna/animacia-na-css3---zmina-koloriv</text:a><text:span text:style-name="T3"> 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>Как изменить форму курсора мыши на сайте с помощью CSS</text:span></text:p>
      <text:p text:style-name="P2"/>
      <text:p text:style-name="P3"><text:a xlink:type="simple" xlink:href="https://bloggood.ru/css-osnovi-primer-podskazki/kak-izmenit-formu-kursora-myshi-na-sajte-s-pomoshhyu-css.html/" text:style-name="Internet_20_link" text:visited-style-name="Visited_20_Internet_20_Link"><text:span text:style-name="T3">https://bloggood.ru/css-osnovi-primer-podskazki/kak-izmenit-formu-kursora-myshi-na-sajte-s-pomoshhyu-css.html/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segoe ui" svg:font-family="'segoe ui', Arial, sans-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6M3S</meta:editing-duration>
    <meta:editing-cycles>5</meta:editing-cycles>
    <meta:generator>OpenOffice/4.1.6$Win32 OpenOffice.org_project/416m1$Build-9790</meta:generator>
    <dc:date>2020-05-08T09:00:32.56</dc:date>
    <meta:document-statistic meta:table-count="0" meta:image-count="0" meta:object-count="0" meta:page-count="1" meta:paragraph-count="10" meta:word-count="39" meta:character-count="582"/>
    <meta:user-defined meta:name="Info 1"/>
    <meta:user-defined meta:name="Info 2"/>
    <meta:user-defined meta:name="Info 3"/>
    <meta:user-defined meta:name="Info 4"/>
  </office:meta>
</office:document-meta>
</file>